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Rutgers (3-6)</text:p>
          </table:table-cell>
          <table:table-cell office:value-type="string">
            <text:p>25</text:p>
          </table:table-cell>
          <table:table-cell office:value-type="string">
            <text:p>13</text:p>
          </table:table-cell>
          <table:table-cell office:value-type="string">
            <text:p>16</text:p>
          </table:table-cell>
          <table:table-cell office:value-type="string">
            <text:p>1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South Dakota (4-5)</text:p>
          </table:table-cell>
          <table:table-cell office:value-type="string">
            <text:p>23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Rutger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 office:value-type="string">
            <text:p>37</text:p>
          </table:table-cell>
          <table:table-cell office:value-type="string">
            <text:p>.108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25</text:p>
          </table:table-cell>
          <table:table-cell office:value-type="string">
            <text:p>.04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20</text:p>
          </table:table-cell>
          <table:table-cell office:value-type="string">
            <text:p>.05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29</text:p>
          </table:table-cell>
          <table:table-cell office:value-type="string">
            <text:p>.207</text:p>
          </table:table-cell>
        </table:table-row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8</text:p>
          </table:table-cell>
          <table:table-cell office:value-type="string">
            <text:p>41</text:p>
          </table:table-cell>
          <table:table-cell office:value-type="string">
            <text:p>.098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4</text:p>
          </table:table-cell>
          <table:table-cell office:value-type="string">
            <text:p>29</text:p>
          </table:table-cell>
          <table:table-cell office:value-type="string">
            <text:p>.31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7</text:p>
          </table:table-cell>
          <table:table-cell office:value-type="string">
            <text:p>28</text:p>
          </table:table-cell>
          <table:table-cell office:value-type="string">
            <text:p>.25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30</text:p>
          </table:table-cell>
          <table:table-cell office:value-type="string">
            <text:p>.367</text:p>
          </table:table-cell>
        </table:table-row>
      </table:table>
      <table:table table:name="Sheet 2">
        <table:table-row>
          <table:table-cell office:value-type="string">
            <text:p>Rutger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Kamshilina, Yana 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19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Miljevic, Stasa 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.4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Enners, Brooke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19</text:p>
          </table:table-cell>
          <table:table-cell office:value-type="string">
            <text:p>.05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Jackson, Claire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Sharkey, Megan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-.333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Holze, Talia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.125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Swackenberg, Karysa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Hill, Phallynn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Cieslik, Kamila 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31</text:p>
          </table:table-cell>
          <table:table-cell office:value-type="string">
            <text:p>.097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5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Stackhouse, Jasmine 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.23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3</text:p>
          </table:table-cell>
          <table:table-cell office:value-type="string">
            <text:p>21</text:p>
          </table:table-cell>
          <table:table-cell office:value-type="string">
            <text:p>111</text:p>
          </table:table-cell>
          <table:table-cell office:value-type="string">
            <text:p>.108</text:p>
          </table:table-cell>
          <table:table-cell office:value-type="string">
            <text:p>32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9</text:p>
          </table:table-cell>
          <table:table-cell office:value-type="string">
            <text:p>43</text:p>
          </table:table-cell>
          <table:table-cell office:value-type="string">
            <text:p>0</text:p>
          </table:table-cell>
          <table:table-cell office:value-type="string">
            <text:p>1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4.0</text:p>
          </table:table-cell>
        </table:table-row>
      </table:table>
      <table:table table:name="Sheet 3"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Kelly Law 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.4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Brittany Jessen 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.273</text:p>
          </table:table-cell>
          <table:table-cell office:value-type="string">
            <text:p>4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eagan Kerns 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.11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Hayley Dotseth </text:p>
          </table:table-cell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  <table:table-cell office:value-type="string">
            <text:p>35</text:p>
          </table:table-cell>
          <table:table-cell office:value-type="string">
            <text:p>.343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Kelly Braghini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-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ristina Susak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Kenzie Hess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Rachel Schmidt </text:p>
          </table:table-cell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9</text:p>
          </table:table-cell>
          <table:table-cell office:value-type="string">
            <text:p>32</text:p>
          </table:table-cell>
          <table:table-cell office:value-type="string">
            <text:p>.18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.5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Elizabeth Loschen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22</text:p>
          </table:table-cell>
          <table:table-cell office:value-type="string">
            <text:p>.136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Raquel West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nne Rasmussen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ehana Fonseca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4</text:p>
          </table:table-cell>
          <table:table-cell office:value-type="string">
            <text:p>23</text:p>
          </table:table-cell>
          <table:table-cell office:value-type="string">
            <text:p>128</text:p>
          </table:table-cell>
          <table:table-cell office:value-type="string">
            <text:p>.242</text:p>
          </table:table-cell>
          <table:table-cell office:value-type="string">
            <text:p>52</text:p>
          </table:table-cell>
          <table:table-cell office:value-type="string">
            <text:p>9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51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69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